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7cm" fo:min-width="3.732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9cm" fo:min-width="2.37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3.818cm" fo:min-width="0.93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908cm" fo:min-width="1.48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9cm" fo:min-width="1.0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808cm" fo:min-width="3.96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721cm" fo:min-width="1.233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loext:decorative="false"/>
      <style:paragraph-properties style:writing-mode="lr-tb"/>
    </style:style>
    <style:style style:name="gr19" style:family="graphic" style:parent-style-name="objectwithoutfill" style:list-style-name="L1">
      <style:graphic-properties draw:marker-end="Extrémités_20_de_20_flèche_20_21" draw:marker-end-width="0.3cm" draw:fill="none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23" draw:marker-end-width="0.3cm" draw:fill="non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89cm" fo:min-width="1.304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4" draw:marker-end-width="0.3cm" draw:fill="none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5" draw:marker-end-width="0.3cm" draw:fill="none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26" draw:marker-end-width="0.3cm" draw:fill="none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49c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28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fo:font-size="10pt" style:font-size-asian="7pt" style:font-size-complex="7pt"/>
    </style:style>
    <style:style style:name="P5" style:family="paragraph">
      <loext:graphic-properties draw:fill-color="#ffde59"/>
      <style:paragraph-properties fo:text-align="center" style:writing-mode="lr-tb"/>
      <style:text-properties fo:font-size="10pt" style:font-size-asian="7pt" style:font-size-complex="7pt"/>
    </style:style>
    <style:style style:name="P6" style:family="paragraph">
      <loext:graphic-properties draw:fill-color="#ff4000"/>
      <style:paragraph-properties fo:text-align="center" style:writing-mode="lr-tb"/>
      <style:text-properties fo:font-size="10pt" style:font-size-asian="7pt" style:font-size-complex="7pt"/>
    </style:style>
    <style:style style:name="P7" style:family="paragraph"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8" style:family="paragraph">
      <loext:graphic-properties draw:fill-color="#5eb91e"/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7pt" style:font-size-complex="7pt"/>
    </style:style>
    <style:style style:name="T2" style:family="text">
      <style:text-properties fo:color="#ff0000" loext:opacity="100%" fo:font-size="10pt" style:font-size-asian="7pt" style:font-size-complex="7pt"/>
    </style:style>
    <style:style style:name="T3" style:family="text">
      <style:text-properties fo:color="#ff4000" loext:opacity="100%" fo:font-size="10pt" style:font-size-asian="7pt" style:font-size-complex="7pt"/>
    </style:style>
    <style:style style:name="T4" style:family="text">
      <style:text-properties fo:color="#111111" loext:opacity="100%" fo:font-size="10pt" style:font-size-asian="7pt" style:font-size-complex="7pt"/>
    </style:style>
    <style:style style:name="T5" style:family="text">
      <style:text-properties fo:color="#000000" loext:opacity="100%" fo:font-size="10pt" style:font-size-asian="7pt" style:font-size-complex="7pt"/>
    </style:style>
    <style:style style:name="T6" style:family="text">
      <style:text-properties fo:color="#2a6099" loext:opacity="100%" fo:font-size="10pt" style:font-size-asian="7pt" style:font-size-complex="7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c1c1c" loext:opacity="100%" fo:font-size="10pt" style:font-size-asian="7pt" style:font-size-complex="7pt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d1d75" loext:opacity="100%" fo:font-size="10pt" style:font-size-asian="7pt" style:font-size-complex="7pt"/>
    </style:style>
    <style:style style:name="T13" style:family="text">
      <style:text-properties fo:color="#c9211e" loext:opacity="100%" fo:font-size="10pt" style:font-size-asian="7pt" style:font-size-complex="7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 fo:text-shadow="none" style:font-size-asian="7pt" style:font-size-complex="7pt"/>
    </style:style>
    <style:style style:name="T17" style:family="text">
      <style:text-properties fo:color="#ff0000" loext:opacity="100%" fo:font-size="10pt" fo:text-shadow="none" style:font-size-asian="7pt" style:font-size-complex="7pt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0pt" style:font-size-asian="10pt" style:font-size-complex="10pt"/>
    </style:style>
    <style:style style:name="T20" style:family="text">
      <style:text-properties fo:color="#ff4000" loext:opacity="100%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984cm" svg:height="2.045cm" svg:x="1.638cm" svg:y="1.369cm">
          <text:p text:style-name="P1"><text:span text:style-name="T1">Infix-prefix-test ?</text:span></text:p>
          <text:p text:style-name="P1"><text:span text:style-name="T1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066cm" svg:height="1.637cm" svg:x="18.279cm" svg:y="3.13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622cm" svg:y1="2.392cm" svg:x2="18.279cm" svg:y2="3.949cm" draw:start-shape="id1" draw:start-glue-point="10" draw:end-shape="id2" draw:end-glue-point="6" svg:d="M7622 2392c7993 0 2665 1557 10657 1557" svg:viewBox="0 0 10658 1558">
          <text:p text:style-name="P2"><text:span text:style-name="T1">(</text:span><text:span text:style-name="T2">-</text:span><text:span text:style-name="T1">)</text:span></text:p>
          <text:p text:style-name="P2"><text:span text:style-name="T1">(</text:span><text:span text:style-name="T2">+</text:span><text:span text:style-name="T1">)</text:span></text:p>
          <text:p text:style-name="P2"><text:span text:style-name="T1">(</text:span><text:span text:style-name="T3">- </text:span><text:span text:style-name="T4">x y)</text:span></text:p>
          <text:p text:style-name="P3"><text:span text:style-name="T5">(</text:span><text:span text:style-name="T2">-</text:span><text:span text:style-name="T6"> ∘</text:span><text:span text:style-name="T5"> sqr)</text:span></text:p>
        </draw:connector>
        <draw:custom-shape draw:style-name="gr4" draw:text-style-name="P5" xml:id="id3" draw:id="id3" draw:layer="layout" svg:width="2.032cm" svg:height="5.752cm" svg:x="19.485cm" svg:y="7.983cm">
          <text:p text:style-name="P1"><text:span text:style-name="T1">IN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0.312cm" svg:y1="4.767cm" svg:x2="20.501cm" svg:y2="7.983cm" draw:start-shape="id2" draw:start-glue-point="8" draw:end-shape="id3" draw:end-glue-point="4" svg:d="M20312 4767c0 2412 189 804 189 3216" svg:viewBox="0 0 190 3217">
          <text:p text:style-name="P2"><text:span text:style-name="T1">+,-,∘</text:span></text:p>
          <text:p text:style-name="P3"><text:span text:style-name="T5">-</text:span><text:span text:style-name="T6"> </text:span><text:span text:style-name="T3">-</text:span><text:span text:style-name="T6"> </text:span><text:span text:style-name="T5">x * y</text:span></text:p>
          <text:p text:style-name="P3"><text:span text:style-name="T7">(- </text:span><text:span text:style-name="T3">∘</text:span><text:span text:style-name="T2"> </text:span><text:span text:style-name="T5">sqr)</text:span></text:p>
        </draw:connector>
        <draw:custom-shape draw:style-name="gr6" draw:text-style-name="P6" xml:id="id4" draw:id="id4" draw:layer="layout" svg:width="2.803cm" svg:height="1.636cm" svg:x="25.523cm" svg:y="1.603cm">
          <text:p text:style-name="P1"><text:span text:style-name="T4">SYNTAX</text:span><text:span text:style-name="T1"> </text:span><text:span text:style-name="T4">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22.345cm" svg:y1="3.949cm" svg:x2="25.523cm" svg:y2="2.421cm" draw:start-shape="id2" draw:start-glue-point="10" draw:end-shape="id4" draw:end-glue-point="6" svg:d="M22345 3949c2383 0 795-1528 3178-1528" svg:viewBox="0 0 3179 1529">
          <text:p text:style-name="P2"><text:span text:style-name="T1">Operator and Not +,-,∘</text:span></text:p>
          <text:p text:style-name="P2"><text:span text:style-name="T1">² ³ …</text:span></text:p>
        </draw:connector>
        <draw:custom-shape draw:style-name="gr8" draw:text-style-name="P1" xml:id="id5" draw:id="id5" draw:layer="layout" svg:width="2.178cm" svg:height="1.227cm" svg:x="25.319cm" svg:y="16.701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21.75cm" svg:y1="4.528cm" svg:x2="26.408cm" svg:y2="16.701cm" draw:start-shape="id2" draw:start-glue-point="9" draw:end-shape="id5" draw:end-glue-point="4" svg:d="M21750 4528c0 9309 4658 3223 4658 12173" svg:viewBox="0 0 4659 12174">
          <text:p text:style-name="P2"><text:span text:style-name="T1">NO-OP (NOt OPerator) </text:span></text:p>
          <text:p text:style-name="P3"><text:span text:style-name="T1">(- </text:span><text:span text:style-name="T2">x</text:span><text:span text:style-name="T1"> y)</text:span></text:p>
          <text:p text:style-name="P3"><text:span text:style-name="T5">(</text:span><text:span text:style-name="T6">- </text:span><text:span text:style-name="T2">x</text:span><text:span text:style-name="T6"> * y)</text:span></text:p>
          <text:p text:style-name="P3"><text:span text:style-name="T5">(</text:span><text:span text:style-name="T6">+ </text:span><text:span text:style-name="T2">x</text:span><text:span text:style-name="T6"> * y</text:span><text:span text:style-name="T5">)</text:span></text:p>
          <text:p text:style-name="P3"><text:span text:style-name="T4">(- </text:span><text:span text:style-name="T3">x</text:span><text:span text:style-name="T8">)</text:span></text:p>
          <text:p text:style-name="P3"><text:span text:style-name="T4">(- </text:span><text:span text:style-name="T3">x </text:span><text:span text:style-name="T8">²)</text:span></text:p>
          <text:p text:style-name="P3"><text:span text:style-name="T9">- </text:span><text:span text:style-name="T10">f </text:span><text:span text:style-name="T5">∘</text:span></text:p>
        </draw:connector>
        <draw:custom-shape draw:style-name="gr10" draw:text-style-name="P8" xml:id="id6" draw:id="id6" draw:layer="layout" svg:width="6.309cm" svg:height="1.494cm" svg:x="8.468cm" svg:y="16.69cm">
          <text:p text:style-name="P7"><text:span text:style-name="T4">PRE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25.319cm" svg:y1="17.315cm" svg:x2="14.777cm" svg:y2="17.437cm" draw:start-shape="id5" draw:start-glue-point="6" draw:end-shape="id6" draw:end-glue-point="10" svg:d="M25319 17315c-7906 0-2636 122-10542 122" svg:viewBox="0 0 10543 123">
          <text:p text:style-name="P2"><text:span text:style-name="T1">NO-OP</text:span></text:p>
          <text:p text:style-name="P2"><text:span text:style-name="T1">(- x </text:span><text:span text:style-name="T2">y</text:span><text:span text:style-name="T8">)</text:span></text:p>
          <text:p text:style-name="P2"><text:span text:style-name="T8">NIL</text:span></text:p>
          <text:p text:style-name="P3"><text:span text:style-name="T2">(</text:span><text:span text:style-name="T8">- x</text:span><text:span text:style-name="T2">)</text:span></text:p>
          <text:p text:style-name="P3"><text:span text:style-name="T1"/></text:p>
          <text:p text:style-name="P3"><text:span text:style-name="T2"/></text:p>
        </draw:connector>
        <draw:connector draw:style-name="gr12" draw:text-style-name="P4" draw:layer="layout" draw:type="curve" svg:x1="25.638cm" svg:y1="16.88cm" svg:x2="20.501cm" svg:y2="13.735cm" draw:start-shape="id5" draw:start-glue-point="5" draw:end-shape="id3" draw:end-glue-point="8" svg:d="M25638 16880c0-2493-5137-921-5137-3145" svg:viewBox="0 0 5138 3146">
          <text:p text:style-name="P2"><text:span text:style-name="T1">Math operator</text:span></text:p>
          <text:p text:style-name="P2"><text:span text:style-name="T1">- x </text:span><text:span text:style-name="T3">* </text:span><text:span text:style-name="T4">y</text:span></text:p>
          <text:p text:style-name="P3"><text:span text:style-name="T4">+ x </text:span><text:span text:style-name="T3">* </text:span><text:span text:style-name="T4">y</text:span></text:p>
          <text:p text:style-name="P3"><text:span text:style-name="T4">x </text:span><text:span text:style-name="T3">* </text:span><text:span text:style-name="T4">y</text:span></text:p>
          <text:p text:style-name="P3"><text:span text:style-name="T11">Superscript</text:span></text:p>
          <text:p text:style-name="P3"><text:span text:style-name="T11">⁰ ¹ ² ³ ⁴ ⁵ </text:span><text:span text:style-name="T11">... <text:s text:c="2"/></text:span></text:p>
          <text:p text:style-name="P3"><text:span text:style-name="T8">- x</text:span><text:span text:style-name="T12"> </text:span><text:span text:style-name="T2">²</text:span></text:p>
          <text:p text:style-name="P3"><text:span text:style-name="T4">x</text:span><text:span text:style-name="T2"> ²</text:span></text:p>
        </draw:connector>
        <draw:connector draw:style-name="gr13" draw:text-style-name="P9" draw:layer="layout" draw:type="curve" svg:x1="6.746cm" svg:y1="3.115cm" svg:x2="10.172cm" svg:y2="6.218cm" draw:start-shape="id1" draw:start-glue-point="9" draw:end-shape="id7" draw:end-glue-point="6" svg:d="M6746 3115c0 2069 1142 3103 3426 3103" svg:viewBox="0 0 3427 3104">
          <text:p text:style-name="P3"><text:span text:style-name="T1"/></text:p>
          <text:p text:style-name="P3"><text:span text:style-name="T11">NO-OP </text:span><text:span text:style-name="T1">(NOt OPerator)</text:span></text:p>
          <text:p text:style-name="P2"><text:span text:style-name="T1">Variables</text:span></text:p>
          <text:p text:style-name="P3"><text:span text:style-name="T5">(</text:span><text:span text:style-name="T2">x</text:span><text:span text:style-name="T6"> *</text:span><text:span text:style-name="T5"> y)</text:span></text:p>
          <text:p text:style-name="P3"><text:span text:style-name="T5">(</text:span><text:span text:style-name="T3">x </text:span><text:span text:style-name="T4">²</text:span><text:span text:style-name="T5">)</text:span></text:p>
          <text:p text:style-name="P3"><text:span text:style-name="T5"><text:s/></text:span><text:span text:style-name="T5">Unknown Procedure</text:span></text:p>
          <text:p text:style-name="P3"><text:span text:style-name="T4">(</text:span><text:span text:style-name="T2">f </text:span><text:span text:style-name="T5">x)</text:span></text:p>
          <text:p text:style-name="P3"><text:span text:style-name="T5">(</text:span><text:span text:style-name="T2">f</text:span><text:span text:style-name="T6"> ∘</text:span><text:span text:style-name="T5"> g)</text:span></text:p>
          <text:p text:style-name="P3"><text:span text:style-name="T5">(</text:span><text:span text:style-name="T2">foo</text:span><text:span text:style-name="T4">)</text:span></text:p>
        </draw:connector>
        <draw:connector draw:style-name="gr14" draw:text-style-name="P4" draw:layer="layout" draw:type="curve" svg:x1="18.874cm" svg:y1="4.528cm" svg:x2="13.853cm" svg:y2="16.908cm" draw:start-shape="id2" draw:start-glue-point="7" draw:end-shape="id6" draw:end-glue-point="11" svg:d="M18874 4528c0 9301-5021 3112-5021 12380" svg:viewBox="0 0 5022 12381">
          <text:p text:style-name="P2"><text:span text:style-name="T1">NIL</text:span></text:p>
          <text:p text:style-name="P2"><text:span text:style-name="T2">(</text:span><text:span text:style-name="T5">+</text:span><text:span text:style-name="T2">)</text:span></text:p>
        </draw:connector>
        <draw:connector draw:style-name="gr15" draw:text-style-name="P9" draw:layer="layout" draw:type="line" svg:x1="6.746cm" svg:y1="1.668cm" svg:x2="25.933cm" svg:y2="1.842cm" draw:start-shape="id1" draw:start-glue-point="11" draw:end-shape="id4" draw:end-glue-point="5" svg:d="M6746 1668l19187 174" svg:viewBox="0 0 19188 175">
          <text:p text:style-name="P3"><text:span text:style-name="T1">Superscript</text:span></text:p>
          <text:p text:style-name="P3"><text:span text:style-name="T2">²</text:span><text:span text:style-name="T5">,</text:span><text:span text:style-name="T2">³ <text:s/></text:span><text:span text:style-name="T5">…</text:span><text:span text:style-name="T2"> </text:span><text:span text:style-name="T5">(</text:span><text:span text:style-name="T2">²</text:span><text:span text:style-name="T5">)</text:span></text:p>
        </draw:connector>
        <draw:connector draw:style-name="gr16" draw:text-style-name="P9" draw:layer="layout" draw:type="curve" svg:x1="2.514cm" svg:y1="3.115cm" svg:x2="8.468cm" svg:y2="17.437cm" draw:start-shape="id1" draw:start-glue-point="7" draw:end-shape="id6" draw:end-glue-point="6" svg:d="M2514 3115c0 9548 1984 14322 5954 14322" svg:viewBox="0 0 5955 14323">
          <text:p/>
        </draw:connector>
        <draw:custom-shape draw:style-name="gr17" draw:text-style-name="P1" xml:id="id8" draw:id="id8" draw:layer="layout" svg:width="2.449cm" svg:height="1.371cm" svg:x="5.597cm" svg:y="12.367cm">
          <text:p text:style-name="P1"><text:span text:style-name="T1">S3</text:span></text:p>
          <text:p text:style-name="P1"><text:span text:style-name="T1">Prefix prio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4.63cm" svg:y1="3.414cm" svg:x2="6.822cm" svg:y2="12.367cm" draw:start-shape="id1" draw:start-glue-point="8" draw:end-shape="id8" draw:end-glue-point="4" svg:d="M4630 3414c0 6714 2192 2238 2192 8953" svg:viewBox="0 0 2193 8954">
          <text:p text:style-name="P3"><text:span text:style-name="T5">Known Procedure </text:span></text:p>
          <text:p text:style-name="P3"><text:span text:style-name="T5">Operators and Not +,-</text:span></text:p>
          <text:p text:style-name="P3"><text:span text:style-name="T8">(</text:span><text:span text:style-name="T13">/ </text:span><text:span text:style-name="T8">x y)</text:span></text:p>
          <text:p text:style-name="P3"><text:span text:style-name="T8">(</text:span><text:span text:style-name="T3">* </text:span><text:span text:style-name="T5">x y)</text:span></text:p>
          <text:p text:style-name="P3"><text:span text:style-name="T8">(</text:span><text:span text:style-name="T3">/</text:span><text:span text:style-name="T5">)</text:span></text:p>
          <text:p text:style-name="P3"><text:span text:style-name="T8">(</text:span><text:span text:style-name="T2">sin</text:span><text:span text:style-name="T3"> </text:span><text:span text:style-name="T5">x)</text:span></text:p>
          <text:p text:style-name="P3"><text:span text:style-name="T5">(</text:span><text:span text:style-name="T2">cons </text:span><text:span text:style-name="T4">+ L)</text:span></text:p>
          <text:p text:style-name="P3"><text:span text:style-name="T14">(</text:span><text:span text:style-name="T15">sin </text:span><text:span text:style-name="T5">∘ sqr)</text:span></text:p>
          <text:p text:style-name="P3"><text:span text:style-name="T7">(</text:span><text:span text:style-name="T3">∘ </text:span><text:span text:style-name="T16">sin sqr)</text:span></text:p>
          <text:p text:style-name="P3"><text:span text:style-name="T10">(cons </text:span><text:span text:style-name="T17">∘ L) </text:span></text:p>
          <text:p text:style-name="P3"><text:span text:style-name="T16">(</text:span><text:span text:style-name="T17">/ </text:span><text:span text:style-name="T16">²)</text:span></text:p>
        </draw:connector>
        <draw:connector draw:style-name="gr19" draw:text-style-name="P10" draw:layer="layout" draw:type="curve" svg:x1="8.046cm" svg:y1="13.053cm" svg:x2="19.782cm" svg:y2="12.893cm" draw:start-shape="id8" draw:start-glue-point="10" draw:end-shape="id3" draw:end-glue-point="7" svg:d="M8046 13053c8580 0 2712-160 11736-160" svg:viewBox="0 0 11737 161">
          <text:p text:style-name="P3"><text:span text:style-name="T5">Function composition (priority)</text:span></text:p>
          <text:p text:style-name="P3"><text:span text:style-name="T7">(sin</text:span><text:span text:style-name="T18"> </text:span><text:span text:style-name="T3">∘</text:span><text:span text:style-name="T5"> sqr)</text:span></text:p>
          <text:p text:style-name="P3"><text:span text:style-name="T7">(positive-integer? </text:span><text:span text:style-name="T15">←</text:span><text:span text:style-name="T7"> (</text:span><text:span text:style-name="T19">λ (x) ….))</text:span></text:p>
          <text:p text:style-name="P3"><text:span text:style-name="T19">(… </text:span><text:span text:style-name="T20">&lt;+</text:span><text:span text:style-name="T19"> ...)</text:span></text:p>
        </draw:connector>
        <draw:connector draw:style-name="gr20" draw:text-style-name="P11" draw:layer="layout" draw:type="curve" svg:x1="6.822cm" svg:y1="13.738cm" svg:x2="9.392cm" svg:y2="16.908cm" draw:start-shape="id8" draw:start-glue-point="8" draw:end-shape="id6" draw:end-glue-point="5" svg:d="M6822 13738c0 2214 2570 629 2570 3170" svg:viewBox="0 0 2571 3171">
          <text:p text:style-name="P3"><text:span text:style-name="T5">(* </text:span><text:span text:style-name="T2">x </text:span><text:span text:style-name="T5">y)</text:span></text:p>
          <text:p text:style-name="P3"><text:span text:style-name="T8">(/ </text:span><text:span text:style-name="T3">x </text:span><text:span text:style-name="T8">y)</text:span></text:p>
          <text:p text:style-name="P3"><text:span text:style-name="T2">( </text:span><text:span text:style-name="T5">/</text:span><text:span text:style-name="T2"> )</text:span></text:p>
          <text:p text:style-name="P3"><text:span text:style-name="T5">(sin </text:span><text:span text:style-name="T2">x</text:span><text:span text:style-name="T5">)</text:span></text:p>
          <text:p text:style-name="P3"><text:span text:style-name="T5">(cons </text:span><text:span text:style-name="T2">+</text:span><text:span text:style-name="T5"> L)</text:span></text:p>
          <text:p text:style-name="P3"><text:span text:style-name="T7">(</text:span><text:span text:style-name="T5">∘ </text:span><text:span text:style-name="T3">sin </text:span><text:span text:style-name="T5">sqr)</text:span></text:p>
        </draw:connector>
        <draw:custom-shape draw:style-name="gr21" draw:text-style-name="P1" xml:id="id7" draw:id="id7" draw:layer="layout" svg:width="2.55cm" svg:height="1.893cm" draw:transform="skewX (-0.0294960643587042) translate (10.144cm 5.271cm)">
          <text:p text:style-name="P1"><text:span text:style-name="T1">S4</text:span></text:p>
          <text:p text:style-name="P1"><text:span text:style-name="T1">Infix prio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curve" svg:x1="12.723cm" svg:y1="6.218cm" svg:x2="19.782cm" svg:y2="8.825cm" draw:start-shape="id7" draw:start-glue-point="10" draw:end-shape="id3" draw:end-glue-point="5" svg:d="M12723 6218c5071 0 1542 2607 7059 2607" svg:viewBox="0 0 7060 2608">
          <text:p text:style-name="P3"><text:span text:style-name="T4">Function composition (priority)</text:span></text:p>
          <text:p text:style-name="P3"><text:span text:style-name="T4">(f </text:span><text:span text:style-name="T3">∘ </text:span><text:span text:style-name="T5">g)</text:span></text:p>
          <text:p text:style-name="P3"><text:span text:style-name="T5">Operators</text:span></text:p>
          <text:p text:style-name="P3"><text:span text:style-name="T5">(x </text:span><text:span text:style-name="T2">* </text:span><text:span text:style-name="T5">y)</text:span></text:p>
          <text:p text:style-name="P3"><text:span text:style-name="T5">Superscript (x </text:span><text:span text:style-name="T2">²</text:span><text:span text:style-name="T5">)</text:span></text:p>
          <text:p text:style-name="P3"><text:span text:style-name="T5">(x </text:span><text:span text:style-name="T3">←</text:span><text:span text:style-name="T5"> 7)</text:span></text:p>
        </draw:connector>
        <draw:connector draw:style-name="gr23" draw:text-style-name="P10" draw:layer="layout" draw:type="curve" svg:x1="27.178cm" svg:y1="16.88cm" svg:x2="26.925cm" svg:y2="3.239cm" draw:start-shape="id5" draw:start-glue-point="11" draw:end-shape="id4" draw:end-glue-point="8" svg:d="M27178 16880c0-10365-253-3545-253-13641" svg:viewBox="0 0 254 13642">
          <text:p text:style-name="P3"><text:span text:style-name="T7">- f </text:span><text:span text:style-name="T3">∘</text:span></text:p>
        </draw:connector>
        <draw:connector draw:style-name="gr24" draw:text-style-name="P10" draw:layer="layout" draw:type="curve" svg:x1="11.475cm" svg:y1="7.164cm" svg:x2="11.623cm" svg:y2="16.69cm" draw:start-shape="id7" draw:start-glue-point="8" draw:end-shape="id6" draw:end-glue-point="4" svg:d="M11475 7164c0 7144 148 2382 148 9526" svg:viewBox="0 0 149 9527">
          <text:p text:style-name="P3"><text:span text:style-name="T4">(f </text:span><text:span text:style-name="T2">x</text:span><text:span text:style-name="T8">)</text:span></text:p>
          <text:p text:style-name="P3"><text:span text:style-name="T2">(</text:span><text:span text:style-name="T5">foo</text:span><text:span text:style-name="T2">)</text:span></text:p>
          <text:p text:style-name="P3"><text:span text:style-name="T1"/></text:p>
        </draw:connector>
        <draw:frame draw:style-name="gr25" draw:text-style-name="P12" draw:layer="layout" svg:width="1.049cm" svg:height="1.039cm" svg:x="2.382cm" svg:y="11.539cm">
          <draw:text-box>
            <text:p text:style-name="P3"><text:span text:style-name="T1">x</text:span></text:p>
            <text:p text:style-name="P3"><text:span text:style-name="T5">NIL</text:span></text:p>
          </draw:text-box>
        </draw:frame>
        <draw:connector draw:style-name="gr26" draw:text-style-name="P13" draw:layer="layout" draw:type="curve" svg:x1="7.688cm" svg:y1="12.567cm" svg:x2="25.933cm" svg:y2="3cm" draw:start-shape="id8" draw:start-glue-point="11" draw:end-shape="id4" draw:end-glue-point="7" svg:d="M7688 12567c0-7146 18245-2363 18245-9567" svg:viewBox="0 0 18246 9568">
          <text:p/>
        </draw:connector>
        <draw:frame draw:style-name="gr27" draw:text-style-name="P14" draw:layer="layout" svg:width="2.625cm" svg:height="1.039cm" svg:x="7.124cm" svg:y="10.787cm">
          <draw:text-box>
            <text:p><text:span text:style-name="T21">Superscript</text:span></text:p>
            <text:p><text:span text:style-name="T21">(/ </text:span><text:span text:style-name="T22">²</text:span><text:span text:style-name="T19">)</text:span></text:p>
          </draw:text-box>
        </draw:frame>
        <draw:frame draw:style-name="gr28" draw:text-style-name="P12" draw:layer="layout" svg:width="14.946cm" svg:height="1.673cm" svg:x="6.89cm" svg:y="19.121cm">
          <draw:text-box>
            <text:p>Infix / Prefix detection by Finite State Machine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3465a4" draw:fill="none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2:36:18.296595306</meta:creation-date>
    <dc:date>2025-09-27T23:07:18.599331854</dc:date>
    <meta:editing-duration>P22DT4H55M22S</meta:editing-duration>
    <meta:editing-cycles>178</meta:editing-cycles>
    <meta:generator>LibreOffice/24.2.7.2$Linux_X86_64 LibreOffice_project/420$Build-2</meta:generator>
    <meta:document-statistic meta:object-count="28"/>
  </office:meta>
</office:document-meta>
</file>